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Arial"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margin-top="0.205cm" fo:margin-bottom="0.205cm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top="0.205cm" fo:margin-bottom="0.205cm" fo:text-align="center" style:justify-single-word="false"/>
      <style:text-properties style:font-name="Arial" fo:font-size="20pt" style:font-size-asian="20pt" style:font-size-complex="20pt"/>
    </style:style>
    <style:style style:name="P9" style:family="paragraph" style:parent-style-name="Standard">
      <style:paragraph-properties fo:margin-top="0.205cm" fo:margin-bottom="0.205cm" fo:text-align="center" style:justify-single-word="false"/>
      <style:text-properties style:font-name="Arial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g simpl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éveloppeur web java</text:p>
      <text:p text:style-name="P5">RNCP 5927 niveau III</text:p>
      <text:p text:style-name="P3"/>
      <text:p text:style-name="P3"/>
      <text:p text:style-name="P3">nom de l'app web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Dimitri CONROZIER</text:p>
      <text:p text:style-name="P6"><text:soft-page-break/>SOMMAIRE</text:p>
      <text:p text:style-name="P3"/>
      <text:p text:style-name="P7">Introduction</text:p>
      <text:p text:style-name="P8"><text:span text:style-name="T2">Présentation du projet (Fr)</text:span></text:p>
      <text:p text:style-name="P8"><text:span text:style-name="T2">Présentation du projet (Ang)</text:span></text:p>
      <text:p text:style-name="P8"><text:span text:style-name="T2"/></text:p>
      <text:p text:style-name="P7">Cahier des charges</text:p>
      <text:p text:style-name="P8"><text:span text:style-name="T2">Langages et technologies</text:span></text:p>
      <text:p text:style-name="P8"><text:span text:style-name="T2">Organisation</text:span></text:p>
      <text:p text:style-name="P8"><text:span text:style-name="T2">Maquette</text:span></text:p>
      <text:p text:style-name="P8"><text:span text:style-name="T2">Diagrammes</text:span></text:p>
      <text:p text:style-name="P8"><text:span text:style-name="T2">Base de données</text:span></text:p>
      <text:p text:style-name="P8"><text:span text:style-name="T2">Site web</text:span></text:p>
      <text:p text:style-name="P8"><text:span text:style-name="T2">Fonctionnalitées</text:span></text:p>
      <text:p text:style-name="P8"><text:span text:style-name="T2"/></text:p>
      <text:p text:style-name="P7">Conclusion</text:p>
      <text:p text:style-name="P9"/>
      <text:p text:style-name="P7">Remercie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43S</meta:editing-duration>
    <meta:editing-cycles>3</meta:editing-cycles>
    <meta:generator>OpenOffice/4.1.5$Win32 OpenOffice.org_project/415m1$Build-9789</meta:generator>
    <dc:date>2018-10-12T14:00:51.48</dc:date>
    <meta:document-statistic meta:table-count="0" meta:image-count="0" meta:object-count="0" meta:page-count="2" meta:paragraph-count="19" meta:word-count="42" meta:character-count="293"/>
    <dc:creator>Dimitri Conrozier </dc:creator>
    <meta:user-defined meta:name="Info 1"/>
    <meta:user-defined meta:name="Info 2"/>
    <meta:user-defined meta:name="Info 3"/>
    <meta:user-defined meta:name="Info 4"/>
  </office:meta>
</office:document-meta>
</file>